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handas" fo:font-weight="bold" style:font-weight-asian="bold" style:font-weight-complex="bold"/>
    </style:style>
    <style:style style:name="P2" style:family="paragraph" style:parent-style-name="Standard">
      <style:text-properties officeooo:rsid="000b4e03" officeooo:paragraph-rsid="000b4e03"/>
    </style:style>
    <style:style style:name="P3" style:family="paragraph" style:parent-style-name="Standard">
      <style:text-properties officeooo:rsid="000c1aa8" officeooo:paragraph-rsid="000c1aa8"/>
    </style:style>
    <style:style style:name="P4" style:family="paragraph" style:parent-style-name="Standard">
      <style:text-properties fo:font-style="italic" officeooo:rsid="000c1aa8" officeooo:paragraph-rsid="000c1aa8" style:font-style-asian="italic" style:font-style-complex="italic"/>
    </style:style>
    <style:style style:name="T1" style:family="text">
      <style:text-properties officeooo:rsid="000c1a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roducible data with R course- 1st October 2019 </text:p>
      <text:p text:style-name="P2">Usually send just to the plots- and publish paper but normally don’t ask you to submit your scripts- normally ask you to submit your biological data into a repository. After a few years someone could get back to you and say they can’t replicate your results and you might find you cannot track back files. You don’t want to have to go back and re-write all your script from scratch. <text:span text:style-name="T1">Journals are now starting to push the idea that you have to submit your scripts. </text:span></text:p>
      <text:p text:style-name="P2"/>
      <text:p text:style-name="P3">HOW ARE WE GOING TO DO THIS?</text:p>
      <text:p text:style-name="P3">Literate programming </text:p>
      <text:p text:style-name="P3">Version control</text:p>
      <text:p text:style-name="P3"/>
      <text:p text:style-name="P3">Literate programming incorporates the source code in your report you report will contain the R code that will perform the analysis and plots needed. </text:p>
      <text:p text:style-name="P3">IN R LIT PROG is called a “R notebook” when you mix code and results into a report</text:p>
      <text:p text:style-name="P3">R Markdown – the language used to create R notebooks. Its a very user friendly language- converts into HTML. </text:p>
      <text:p text:style-name="P4">You don’t need to know tooo much about it!</text:p>
      <text:p text:style-name="P3">Notebook is .Rmd (R markdown)- this is converted to markdown (.md) then output file is HTML.</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9:39:50.405615685</meta:creation-date>
    <dc:date>2019-10-01T09:59:27.766164572</dc:date>
    <meta:editing-duration>PT9M26S</meta:editing-duration>
    <meta:editing-cycles>2</meta:editing-cycles>
    <meta:generator>LibreOffice/6.0.7.3$Linux_X86_64 LibreOffice_project/00m0$Build-3</meta:generator>
    <meta:document-statistic meta:table-count="0" meta:image-count="0" meta:object-count="0" meta:page-count="1" meta:paragraph-count="10" meta:word-count="189" meta:character-count="1052" meta:non-whitespace-character-count="867"/>
  </office:meta>
</office:document-meta>
</file>